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e5a" officeooo:paragraph-rsid="000e5e5a"/>
    </style:style>
    <style:style style:name="P2" style:family="paragraph" style:parent-style-name="Standard" style:list-style-name="L1">
      <style:text-properties style:text-line-through-style="solid" style:text-line-through-type="single" officeooo:rsid="000e5e5a" officeooo:paragraph-rsid="000e5e5a"/>
    </style:style>
    <style:style style:name="P3" style:family="paragraph" style:parent-style-name="Standard">
      <style:text-properties style:text-line-through-style="none" style:text-line-through-type="none" officeooo:rsid="000e5e5a" officeooo:paragraph-rsid="000e5e5a"/>
    </style:style>
    <style:style style:name="P4" style:family="paragraph" style:parent-style-name="Standard">
      <style:text-properties style:text-line-through-style="none" style:text-line-through-type="none" officeooo:rsid="00161039" officeooo:paragraph-rsid="00161039"/>
    </style:style>
    <style:style style:name="P5" style:family="paragraph" style:parent-style-name="Standard" style:list-style-name="L2">
      <style:text-properties style:text-line-through-style="none" style:text-line-through-type="none" officeooo:rsid="00161039" officeooo:paragraph-rsid="00161039"/>
    </style:style>
    <style:style style:name="P6" style:family="paragraph" style:parent-style-name="Standard" style:list-style-name="L2">
      <style:text-properties style:text-line-through-style="none" style:text-line-through-type="none" officeooo:rsid="0017294b" officeooo:paragraph-rsid="0017294b"/>
    </style:style>
    <style:style style:name="T1" style:family="text">
      <style:text-properties officeooo:rsid="0017c5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3. 8. 2018</text:p>
      <text:p text:style-name="P1"/>
      <text:list xml:id="list3289164921751634980" text:style-name="L1">
        <text:list-item>
          <text:p text:style-name="P2">řazení fotek</text:p>
        </text:list-item>
        <text:list-item>
          <text:p text:style-name="P2">překlad kategorie</text:p>
        </text:list-item>
        <text:list-item>
          <text:p text:style-name="P2">výpis produktů kategorie</text:p>
        </text:list-item>
        <text:list-item>
          <text:p text:style-name="P2">detail produktu</text:p>
        </text:list-item>
        <text:list-item>
          <text:p text:style-name="P2">košík</text:p>
        </text:list-item>
        <text:list-item>
          <text:p text:style-name="P2">vložení do košíku</text:p>
        </text:list-item>
      </text:list>
      <text:p text:style-name="P3"/>
      <text:p text:style-name="P4">TODO 2. 10. 2018</text:p>
      <text:list xml:id="list2448614900288781534" text:style-name="L2">
        <text:list-item>
          <text:p text:style-name="P5">kontrola vybrané dopravy a platby</text:p>
        </text:list-item>
        <text:list-item>
          <text:p text:style-name="P6">fakturační a dodací adresa</text:p>
        </text:list-item>
        <text:list-item>
          <text:p text:style-name="P6">zkrácené údaje k dopravě – <text:span text:style-name="T1">jméno, email, telefon – na poštu, zásilkovna</text:span>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8:28:35.771829642</meta:creation-date>
    <meta:generator>LibreOffice/5.1.6.2$Linux_X86_64 LibreOffice_project/10m0$Build-2</meta:generator>
    <dc:date>2018-10-02T07:20:35.429966517</dc:date>
    <meta:editing-duration>PT6H45M23S</meta:editing-duration>
    <meta:editing-cycles>8</meta:editing-cycles>
    <meta:document-statistic meta:table-count="0" meta:image-count="0" meta:object-count="0" meta:page-count="1" meta:paragraph-count="12" meta:word-count="50" meta:character-count="261" meta:non-whitespace-character-count="230"/>
  </office:meta>
</office:document-meta>
</file>